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ff0000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fill="solid" draw:fill-color="#00ffff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0" style:family="graphic" style:parent-style-name="objectwithoutfill">
      <style:graphic-properties draw:fill="solid" draw:fill-color="#ffcc99" draw:textarea-horizontal-align="center" draw:textarea-vertical-align="middle"/>
    </style:style>
    <style:style style:name="gr11" style:family="graphic" style:parent-style-name="objectwithoutfill">
      <style:graphic-properties draw:fill="none" draw:fill-color="#0047ff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7cm"/>
    </style:style>
    <style:style style:name="P1" style:family="paragraph">
      <style:paragraph-properties fo:margin-left="0cm" fo:margin-right="0cm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style:use-window-font-color="true" fo:font-family="Arial" style:font-family-generic="swiss" style:font-pitch="variable" fo:font-size="12pt" fo:font-style="normal" fo:font-weight="normal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 style:text-emphasize="none" style:font-relief="none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9cm" svg:height="1.3cm" svg:x="5.4cm" svg:y="12.6cm">
          <text:p text:style-name="P1"><text:span text:style-name="T1">Ability to process</text:span></text:p>
          <text:p text:style-name="P1"><text:span text:style-name="T1">„</text:span><text:span text:style-name="T1">SID_PASTE“</text:span></text:p>
        </draw:rect>
        <draw:rect draw:style-name="gr2" draw:text-style-name="P2" draw:layer="layout" svg:width="3.9cm" svg:height="1.3cm" svg:x="1.5cm" svg:y="12.6cm">
          <text:p text:style-name="P1"><text:span text:style-name="T1">SfxView</text:span></text:p>
          <text:p text:style-name="P1"><text:span text:style-name="T1">Subclass1</text:span></text:p>
        </draw:rect>
        <draw:rect draw:style-name="gr3" draw:text-style-name="P2" draw:layer="layout" svg:width="3.9cm" svg:height="1.3cm" svg:x="9.3cm" svg:y="12.6cm">
          <text:p text:style-name="P1"><text:span text:style-name="T1">Ability to process</text:span></text:p>
          <text:p text:style-name="P1"><text:span text:style-name="T1">„</text:span><text:span text:style-name="T1">SID_CUT“</text:span></text:p>
        </draw:rect>
        <draw:rect draw:style-name="gr4" draw:text-style-name="P2" draw:layer="layout" svg:width="3.9cm" svg:height="1.3cm" svg:x="13.2cm" svg:y="12.6cm">
          <text:p/>
        </draw:rect>
        <draw:rect draw:style-name="gr4" draw:text-style-name="P2" draw:layer="layout" svg:width="3.9cm" svg:height="1.3cm" svg:x="17.099cm" svg:y="12.599cm">
          <text:p/>
        </draw:rect>
        <draw:rect draw:style-name="gr2" draw:text-style-name="P2" draw:layer="layout" svg:width="3.9cm" svg:height="1.3cm" svg:x="5.4cm" svg:y="13.901cm">
          <text:p text:style-name="P1"><text:span text:style-name="T1">Ability to process</text:span></text:p>
          <text:p text:style-name="P1"><text:span text:style-name="T1">„</text:span><text:span text:style-name="T1">SID_PASTE“</text:span></text:p>
        </draw:rect>
        <draw:rect draw:style-name="gr2" draw:text-style-name="P2" draw:layer="layout" svg:width="3.9cm" svg:height="1.3cm" svg:x="1.5cm" svg:y="13.901cm">
          <text:p text:style-name="P1"><text:span text:style-name="T1">SfxView</text:span></text:p>
          <text:p text:style-name="P1"><text:span text:style-name="T1">Subclass2</text:span></text:p>
        </draw:rect>
        <draw:rect draw:style-name="gr4" draw:text-style-name="P2" draw:layer="layout" svg:width="3.9cm" svg:height="1.3cm" svg:x="9.3cm" svg:y="13.901cm">
          <text:p/>
        </draw:rect>
        <draw:rect draw:style-name="gr4" draw:text-style-name="P2" draw:layer="layout" svg:width="3.9cm" svg:height="1.3cm" svg:x="13.2cm" svg:y="13.901cm">
          <text:p/>
        </draw:rect>
        <draw:rect draw:style-name="gr4" draw:text-style-name="P2" draw:layer="layout" svg:width="3.9cm" svg:height="1.3cm" svg:x="17.099cm" svg:y="13.9cm">
          <text:p/>
        </draw:rect>
        <draw:rect draw:style-name="gr2" draw:text-style-name="P2" draw:layer="layout" svg:width="3.9cm" svg:height="1.3cm" svg:x="5.4cm" svg:y="15.2cm">
          <text:p text:style-name="P1"><text:span text:style-name="T1">Ability to process</text:span></text:p>
          <text:p text:style-name="P1"><text:span text:style-name="T1">„</text:span><text:span text:style-name="T1">SID_PASTE“</text:span></text:p>
        </draw:rect>
        <draw:rect draw:style-name="gr2" draw:text-style-name="P2" draw:layer="layout" svg:width="3.9cm" svg:height="1.3cm" svg:x="1.5cm" svg:y="15.2cm">
          <text:p text:style-name="P1"><text:span text:style-name="T1">SfxView</text:span></text:p>
          <text:p text:style-name="P1"><text:span text:style-name="T1">Subclass3</text:span></text:p>
        </draw:rect>
        <draw:rect draw:style-name="gr2" draw:text-style-name="P2" draw:layer="layout" svg:width="3.9cm" svg:height="1.3cm" svg:x="9.3cm" svg:y="15.2cm">
          <text:p text:style-name="P1"><text:span text:style-name="T1">Ability to process</text:span></text:p>
          <text:p text:style-name="P1"><text:span text:style-name="T1">„</text:span><text:span text:style-name="T1">SID_CUT“</text:span></text:p>
        </draw:rect>
        <draw:rect draw:style-name="gr4" draw:text-style-name="P2" draw:layer="layout" svg:width="3.9cm" svg:height="1.3cm" svg:x="13.2cm" svg:y="15.2cm">
          <text:p/>
        </draw:rect>
        <draw:custom-shape draw:style-name="gr5" draw:text-style-name="P3" draw:layer="layout" svg:width="2.5cm" svg:height="8.2cm" svg:x="10.1cm" svg:y="4.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3.216cm" svg:height="0.962cm" draw:transform="rotate (1.5707963267949) translate (10.938cm 7.7cm)">
          <draw:text-box>
            <text:p>SID_CUT</text:p>
          </draw:text-box>
        </draw:frame>
        <draw:custom-shape draw:style-name="gr7" draw:text-style-name="P3" draw:layer="layout" svg:width="2.5cm" svg:height="8.2cm" svg:x="5.8cm" svg:y="4.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3.948cm" svg:height="0.962cm" draw:transform="rotate (1.5707963267949) translate (6.638cm 8.1cm)">
          <draw:text-box>
            <text:p>SID_PASTE</text:p>
          </draw:text-box>
        </draw:frame>
        <draw:custom-shape draw:style-name="gr8" draw:text-style-name="P3" draw:layer="layout" svg:width="2.5cm" svg:height="13.6cm" svg:x="13.9cm" svg:y="4.4cm">
          <text:p/>
          <draw:enhanced-geometry svg:viewBox="0 0 21600 21600" draw:mirror-horizontal="false" draw:mirror-vertical="false" draw:text-areas="?f0 0 ?f2 ?f5" draw:type="down-arrow" draw:modifiers="17998.1471950592 6045.5817672930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3.216cm" svg:height="0.962cm" draw:transform="rotate (1.5707963267949) translate (14.738cm 7.7cm)">
          <draw:text-box>
            <text:p>SID_NEY</text:p>
          </draw:text-box>
        </draw:frame>
        <draw:custom-shape draw:style-name="gr9" draw:text-style-name="P3" draw:layer="layout" svg:width="2.5cm" svg:height="11cm" svg:x="17.8cm" svg:y="4.3cm">
          <text:p/>
          <draw:enhanced-geometry svg:viewBox="0 0 21600 21600" draw:mirror-horizontal="false" draw:mirror-vertical="false" draw:text-areas="?f0 0 ?f2 ?f5" draw:type="down-arrow" draw:modifiers="17625.9612762476 5415.113954418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3.927cm" svg:height="0.962cm" draw:transform="rotate (1.5707963267949) translate (18.638cm 8.5cm)">
          <draw:text-box>
            <text:p>SID_VOMIT</text:p>
          </draw:text-box>
        </draw:frame>
        <draw:rect draw:style-name="gr10" draw:text-style-name="P2" draw:layer="layout" svg:width="3.9cm" svg:height="1.3cm" svg:x="17.1cm" svg:y="15.2cm">
          <text:p text:style-name="P1"><text:span text:style-name="T1">Ability to process</text:span></text:p>
          <text:p text:style-name="P1"><text:span text:style-name="T1">„</text:span><text:span text:style-name="T1">SID_VOMIT“</text:span></text:p>
        </draw:rect>
        <draw:rect draw:style-name="gr4" draw:text-style-name="P2" draw:layer="layout" svg:width="3.9cm" svg:height="1.3cm" svg:x="20.999cm" svg:y="12.6cm">
          <text:p/>
        </draw:rect>
        <draw:rect draw:style-name="gr11" draw:text-style-name="P2" draw:layer="layout" svg:width="3.9cm" svg:height="1.3cm" svg:x="21cm" svg:y="15.201cm">
          <text:p text:style-name="P1"><text:span text:style-name="T1">Ability to process</text:span></text:p>
          <text:p text:style-name="P1"><text:span text:style-name="T1">„</text:span><text:span text:style-name="T1">SID_FLOAT“</text:span></text:p>
        </draw:rect>
        <draw:rect draw:style-name="gr11" draw:text-style-name="P2" draw:layer="layout" svg:width="3.9cm" svg:height="1.3cm" svg:x="21cm" svg:y="13.9cm">
          <text:p text:style-name="P1"><text:span text:style-name="T1">Ability to process</text:span></text:p>
          <text:p text:style-name="P1"><text:span text:style-name="T1">„</text:span><text:span text:style-name="T1">SID_FLOAT“</text:span></text:p>
        </draw:rect>
        <draw:custom-shape draw:style-name="gr12" draw:text-style-name="P3" draw:layer="layout" svg:width="8.8cm" svg:height="4.4cm" svg:x="-7.2cm" svg:y="12.2cm">
          <text:p text:style-name="P3">Last pushed</text:p>
          <text:p text:style-name="P3">= lower nSlot</text:p>
          <draw:enhanced-geometry svg:viewBox="0 0 21600 21600" draw:text-areas="?f0 ?f7 ?f2 21600" draw:type="up-arrow" draw:modifiers="5977.91411042945 4336.689012612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23.239cm" svg:height="2.384cm" svg:x="1.161cm" svg:y="23.316cm">
          <draw:text-box>
            <text:p>./sfx2/source/control/dispatch.cxx:</text:p>
            <text:p>void SfxDispatcher::Pop receives Pushes and Pops of the shell to/from the stack.</text:p>
            <text:p>The real Pushing/Popping, however, is done during SfxDispatcher::FlushImpl</text:p>
          </draw:text-box>
        </draw:frame>
        <draw:custom-shape draw:style-name="gr13" draw:text-style-name="P3" draw:layer="layout" svg:width="1.5cm" svg:height="3.6cm" draw:transform="rotate (1.5707963267949) translate (1.6cm 12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6.53cm" svg:height="0.962cm" svg:x="1.121cm" svg:y="1.238cm">
          <draw:text-box>
            <text:p>State as of 1.12.2012</text:p>
          </draw:text-box>
        </draw:frame>
        <draw:frame draw:style-name="gr6" draw:layer="layout" svg:width="11.212cm" svg:height="0.962cm" svg:x="-0.012cm" svg:y="-2.162cm">
          <draw:text-box>
            <text:p>Signal processing in the sfx2 Interface</text:p>
          </draw:text-box>
        </draw:frame>
        <draw:line draw:style-name="gr14" draw:text-style-name="P3" draw:layer="layout" svg:x1="26cm" svg:y1="10.7cm" svg:x2="23.2cm" svg:y2="13cm">
          <text:p/>
        </draw:line>
        <draw:frame draw:style-name="gr6" draw:layer="layout" svg:width="9.235cm" svg:height="2.384cm" svg:x="26.3cm" svg:y="9.516cm">
          <draw:text-box>
            <text:p>Empty:</text:p>
            <text:p>No entry in .sdi File.</text:p>
            <text:p>Corresponding to that subclass</text:p>
          </draw:text-box>
        </draw:frame>
        <draw:frame draw:style-name="gr6" draw:layer="layout" svg:width="32.337cm" svg:height="2.384cm" svg:x="1.159cm" svg:y="20.6cm">
          <draw:text-box>
            <text:p>Each Application Window has ONE Dispatcher.</text:p>
            <text:p>This registers all SfxShells (or rather their subclasses) which can get commands from the user AT THE MOMENT.</text:p>
            <text:p/>
          </draw:text-box>
        </draw:frame>
        <draw:frame draw:style-name="gr6" draw:layer="layout" svg:width="35.719cm" svg:height="0.962cm" svg:x="0.181cm" svg:y="-1.362cm">
          <draw:text-box>
            <text:p>Menu commands and Key accelerators are stored asynchronously into a UNO command stack and later executed seqentially.</text:p>
          </draw:text-box>
        </draw:frame>
        <draw:frame draw:style-name="gr6" draw:text-style-name="P4" draw:layer="layout" svg:width="3.584cm" svg:height="1.841cm" svg:x="1.516cm" svg:y="9.159cm">
          <draw:text-box>
            <text:p><text:span text:style-name="T2">Dispatcher's</text:span></text:p>
            <text:p><text:span text:style-name="T2">Shell-Stack</text:span></text:p>
            <text:p><text:span text:style-name="T2">(A Stack of Pointers)</text:span></text:p>
            <text:p><text:span text:style-name="T2">Declared in dispatch.cxx</text:span></text:p>
            <text:p><text:span text:style-name="T2">As SfxShellStack_Impl</text:span></text:p>
          </draw:text-box>
        </draw:frame>
        <draw:frame draw:style-name="gr6" draw:layer="layout" svg:width="33.027cm" svg:height="0.962cm" svg:x="1.028cm" svg:y="22.2cm">
          <draw:text-box>
            <text:p>These shells are created when the edit mode they are part of is first used, but not discarded until the window closes.</text:p>
          </draw:text-box>
        </draw:frame>
        <draw:frame draw:style-name="gr6" draw:layer="layout" svg:width="17.63cm" svg:height="1.673cm" svg:x="1.9cm" svg:y="26.3cm">
          <draw:text-box>
            <text:p>Main dispatching routine In ./sfx2/source/control/unoctitm.cxx</text:p>
            <text:p>SfxDispatchController_Impl::dispatch.</text:p>
          </draw:text-box>
        </draw:frame>
        <draw:frame draw:style-name="gr6" draw:layer="layout" svg:width="27.722cm" svg:height="3.095cm" svg:x="0.079cm" svg:y="30.2cm">
          <draw:text-box>
            <text:p>SfxDispatchController::_FindServer gets the SfxInterfaces of the shells.</text:p>
            <text:p>They are defined by macro calls to SFX_IMPL_INTERFACE, defined in sfx2/inc/sfx2/shell.hxx <text:s/></text:p>
            <text:p>Upon GetInterface, they yield their pInterface, which, upon GetSlot, returns a SfxSlot of that Shell</text:p>
            <text:p>For that command, which is then Executed with Dispatcher::Execute.</text:p>
          </draw:text-box>
        </draw:frame>
        <draw:frame draw:style-name="gr6" draw:text-style-name="P4" draw:layer="layout" svg:width="1.467cm" svg:height="0.569cm" svg:x="11.9cm" svg:y="14.6cm">
          <draw:text-box>
            <text:p><text:span text:style-name="T2">Missing</text:span></text:p>
          </draw:text-box>
        </draw:frame>
        <draw:frame draw:style-name="gr6" draw:text-style-name="P4" draw:layer="layout" svg:width="1.408cm" svg:height="0.569cm" svg:x="11.892cm" svg:y="15.931cm">
          <draw:text-box>
            <text:p><text:span text:style-name="T2">SfxSlot</text:span></text:p>
          </draw:text-box>
        </draw:frame>
        <draw:frame draw:style-name="gr6" draw:text-style-name="P4" draw:layer="layout" svg:width="1.408cm" svg:height="0.569cm" svg:x="11.892cm" svg:y="13.4cm">
          <draw:text-box>
            <text:p><text:span text:style-name="T2">SfxSlot</text:span></text:p>
          </draw:text-box>
        </draw:frame>
        <draw:frame draw:style-name="gr6" draw:text-style-name="P4" draw:layer="layout" svg:width="1.408cm" svg:height="0.569cm" svg:x="7.992cm" svg:y="16.031cm">
          <draw:text-box>
            <text:p><text:span text:style-name="T2">SfxSlot</text:span></text:p>
          </draw:text-box>
        </draw:frame>
        <draw:frame draw:style-name="gr6" draw:text-style-name="P4" draw:layer="layout" svg:width="1.408cm" svg:height="0.569cm" svg:x="8cm" svg:y="14.731cm">
          <draw:text-box>
            <text:p><text:span text:style-name="T2">SfxSlot</text:span></text:p>
          </draw:text-box>
        </draw:frame>
        <draw:frame draw:style-name="gr15" draw:text-style-name="P4" draw:layer="layout" svg:width="2.1cm" svg:height="0.569cm" svg:x="8cm" svg:y="13.313cm">
          <draw:text-box>
            <text:p><text:span text:style-name="T2">SfxSlot</text:span></text:p>
          </draw:text-box>
        </draw:frame>
        <draw:frame draw:style-name="gr6" draw:text-style-name="P4" draw:layer="layout" svg:width="1.467cm" svg:height="0.569cm" svg:x="15.8cm" svg:y="13.4cm">
          <draw:text-box>
            <text:p><text:span text:style-name="T2">Missing</text:span></text:p>
          </draw:text-box>
        </draw:frame>
        <draw:frame draw:style-name="gr6" draw:text-style-name="P4" draw:layer="layout" svg:width="1.408cm" svg:height="0.569cm" svg:x="19.7cm" svg:y="16cm">
          <draw:text-box>
            <text:p><text:span text:style-name="T2">SfxSlot</text:span></text:p>
          </draw:text-box>
        </draw:frame>
        <draw:frame draw:style-name="gr6" draw:text-style-name="P4" draw:layer="layout" svg:width="1.467cm" svg:height="0.569cm" svg:x="19.692cm" svg:y="13.432cm">
          <draw:text-box>
            <text:p><text:span text:style-name="T2">Missing</text:span></text:p>
          </draw:text-box>
        </draw:frame>
        <draw:frame draw:style-name="gr6" draw:text-style-name="P4" draw:layer="layout" svg:width="1.467cm" svg:height="0.569cm" svg:x="23.592cm" svg:y="13.4cm">
          <draw:text-box>
            <text:p><text:span text:style-name="T2">Missing</text:span></text:p>
          </draw:text-box>
        </draw:frame>
        <draw:frame draw:style-name="gr6" draw:text-style-name="P4" draw:layer="layout" svg:width="1.408cm" svg:height="0.569cm" svg:x="23.592cm" svg:y="14.7cm">
          <draw:text-box>
            <text:p><text:span text:style-name="T2">SfxSlot</text:span></text:p>
          </draw:text-box>
        </draw:frame>
        <draw:frame draw:style-name="gr6" draw:text-style-name="P4" draw:layer="layout" svg:width="1.408cm" svg:height="0.569cm" svg:x="23.592cm" svg:y="15.931cm">
          <draw:text-box>
            <text:p><text:span text:style-name="T2">SfxSlot</text:span></text:p>
          </draw:text-box>
        </draw:frame>
        <draw:frame draw:style-name="gr6" draw:text-style-name="P4" draw:layer="layout" svg:width="1.467cm" svg:height="0.569cm" svg:x="19.6cm" svg:y="14.6cm">
          <draw:text-box>
            <text:p><text:span text:style-name="T2">Missing</text:span></text:p>
          </draw:text-box>
        </draw:frame>
        <draw:frame draw:style-name="gr6" draw:text-style-name="P4" draw:layer="layout" svg:width="1.467cm" svg:height="0.569cm" svg:x="15.833cm" svg:y="14.731cm">
          <draw:text-box>
            <text:p><text:span text:style-name="T2">Missing</text:span></text:p>
          </draw:text-box>
        </draw:frame>
        <draw:frame draw:style-name="gr6" draw:text-style-name="P4" draw:layer="layout" svg:width="1.467cm" svg:height="0.569cm" svg:x="15.8cm" svg:y="15.9cm">
          <draw:text-box>
            <text:p><text:span text:style-name="T2">Missing</text:span></text:p>
          </draw:text-box>
        </draw:frame>
        <draw:frame draw:style-name="gr6" draw:layer="layout" svg:width="25.555cm" svg:height="2.384cm" svg:x="0.3cm" svg:y="33.8cm">
          <draw:text-box>
            <text:p>If the program is set into another mode, for example by clicking a hovering object in writer</text:p>
            <text:p>After Text editing, all shells are removed from the dispatcher and new shells are pushed</text:p>
            <text:p>To match the current mode.</text:p>
          </draw:text-box>
        </draw:frame>
        <draw:frame draw:style-name="gr6" draw:layer="layout" svg:width="9.274cm" svg:height="3.095cm" svg:x="-9.9cm" svg:y="17.5cm">
          <draw:text-box>
            <text:p>Changing the system:</text:p>
            <text:p>In Order to add a function,</text:p>
            <text:p>Add an entry to the .sdi file.</text:p>
            <text:p><text:s/>Corresponding to that SfxShell</text:p>
          </draw:text-box>
        </draw:frame>
        <draw:frame draw:style-name="gr6" draw:layer="layout" svg:width="5.709cm" svg:height="0.962cm" svg:x="12.6cm" svg:y="17.838cm">
          <draw:text-box>
            <text:p>Command ignored</text:p>
          </draw:text-box>
        </draw:frame>
        <draw:frame draw:style-name="gr6" draw:layer="layout" svg:width="9.697cm" svg:height="0.962cm" svg:x="1.7cm" svg:y="2.7cm">
          <draw:text-box>
            <text:p>Example of dispatching Process:</text:p>
          </draw:text-box>
        </draw:frame>
        <draw:frame draw:style-name="gr6" draw:layer="layout" svg:width="6.628cm" svg:height="0.962cm" svg:x="12.4cm" svg:y="1.6cm">
          <draw:text-box>
            <text:p>Signals generated by:</text:p>
          </draw:text-box>
        </draw:frame>
        <draw:frame draw:style-name="gr6" draw:layer="layout" svg:width="8.181cm" svg:height="1.673cm" svg:x="12.319cm" svg:y="2.427cm">
          <draw:text-box>
            <text:p>vcl/source/app</text:p>
            <text:p>Application::PostUserEv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1T15:06:31</meta:creation-date>
    <dc:date>2013-01-08T19:51:56</dc:date>
    <meta:editing-duration>PT1H16M26S</meta:editing-duration>
    <meta:editing-cycles>20</meta:editing-cycles>
    <meta:generator>LibreOffice/3.5$Linux_X86_64 LibreOffice_project/350m1$Build-2</meta:generator>
    <dc:title>Signal Processing in the LibreOffice sfx2 Interface</dc:title>
    <dc:description>Licensed to be copied freely.
Some rights reserved:
Please retain author name(s).</dc:description>
    <meta:document-statistic meta:object-count="60"/>
    <meta:user-defined meta:name="Author">Lennard Wasserthal</meta:user-defined>
  </office:meta>
</office:document-meta>
</file>